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" style:parent-style-name="Hyperlink" style:family="text">
      <style:text-properties style:font-name="Arial" style:font-name-complex="Arial"/>
    </style:style>
    <style:style style:name="T5" style:parent-style-name="Hyperlink" style:family="text">
      <style:text-properties style:font-name="Arial" style:font-name-complex="Arial"/>
    </style:style>
    <style:style style:name="P6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7" style:parent-style-name="Hyperlink" style:family="text">
      <style:text-properties style:font-name="Arial" style:font-name-complex="Arial"/>
    </style:style>
    <style:style style:name="T8" style:parent-style-name="Hyperlink" style:family="text">
      <style:text-properties style:font-name="Arial" style:font-name-complex="Arial"/>
    </style:style>
    <style:style style:name="P9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0" style:parent-style-name="Hyperlink" style:family="text">
      <style:text-properties style:font-name="Arial" style:font-name-complex="Arial"/>
    </style:style>
    <style:style style:name="T11" style:parent-style-name="Hyperlink" style:family="text">
      <style:text-properties style:font-name="Arial" style:font-name-complex="Arial"/>
    </style:style>
    <style:style style:name="P12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13" style:parent-style-name="Hyperlink" style:family="text">
      <style:text-properties style:font-name="Arial" style:font-name-complex="Arial"/>
    </style:style>
    <style:style style:name="T14" style:parent-style-name="Hyperlink" style:family="text">
      <style:text-properties style:font-name="Arial" style:font-name-complex="Arial"/>
    </style:style>
    <style:style style:name="P15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16" style:parent-style-name="Hyperlink" style:family="text">
      <style:text-properties style:font-name="Arial" style:font-name-complex="Arial"/>
    </style:style>
    <style:style style:name="T17" style:parent-style-name="Hyperlink" style:family="text">
      <style:text-properties style:font-name="Arial" style:font-name-complex="Arial"/>
    </style:style>
    <style:style style:name="P18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9" style:parent-style-name="Hyperlink" style:family="text">
      <style:text-properties style:font-name="Arial" style:font-name-complex="Arial"/>
    </style:style>
    <style:style style:name="T20" style:parent-style-name="Hyperlink" style:family="text">
      <style:text-properties style:font-name="Arial" style:font-name-complex="Arial"/>
    </style:style>
    <style:style style:name="P21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22" style:parent-style-name="Hyperlink" style:family="text">
      <style:text-properties style:font-name="Arial" style:font-name-complex="Arial"/>
    </style:style>
    <style:style style:name="T23" style:parent-style-name="Hyperlink" style:family="text">
      <style:text-properties style:font-name="Arial" style:font-name-complex="Arial"/>
    </style:style>
    <style:style style:name="P24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25" style:parent-style-name="Hyperlink" style:family="text">
      <style:text-properties style:font-name="Arial" style:font-name-complex="Arial"/>
    </style:style>
    <style:style style:name="T26" style:parent-style-name="Hyperlink" style:family="text">
      <style:text-properties style:font-name="Arial" style:font-name-complex="Arial"/>
    </style:style>
    <style:style style:name="P27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28" style:parent-style-name="Hyperlink" style:family="text">
      <style:text-properties style:font-name="Arial" style:font-name-complex="Arial"/>
    </style:style>
    <style:style style:name="T29" style:parent-style-name="Hyperlink" style:family="text">
      <style:text-properties style:font-name="Arial" style:font-name-complex="Arial"/>
    </style:style>
    <style:style style:name="P30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31" style:parent-style-name="Hyperlink" style:family="text">
      <style:text-properties style:font-name="Arial" style:font-name-complex="Arial"/>
    </style:style>
    <style:style style:name="T32" style:parent-style-name="Hyperlink" style:family="text">
      <style:text-properties style:font-name="Arial" style:font-name-complex="Arial"/>
    </style:style>
    <style:style style:name="P33" style:parent-style-name="Verzeichnis3" style:family="paragraph">
      <style:paragraph-properties>
        <style:tab-stops>
          <style:tab-stop style:type="left" style:position="0.6111in"/>
          <style:tab-stop style:type="right" style:leader-style="dotted" style:leader-text="." style:position="5.9875in"/>
        </style:tab-stops>
      </style:paragraph-properties>
    </style:style>
    <style:style style:name="T34" style:parent-style-name="Hyperlink" style:family="text">
      <style:text-properties style:font-name="Arial" style:font-name-complex="Arial"/>
    </style:style>
    <style:style style:name="T35" style:parent-style-name="Hyperlink" style:family="text">
      <style:text-properties style:font-name="Arial" style:font-name-complex="Arial"/>
    </style:style>
    <style:style style:name="P36" style:parent-style-name="Verzeichnis3" style:family="paragraph">
      <style:paragraph-properties>
        <style:tab-stops>
          <style:tab-stop style:type="left" style:position="0.6111in"/>
          <style:tab-stop style:type="right" style:leader-style="dotted" style:leader-text="." style:position="5.9875in"/>
        </style:tab-stops>
      </style:paragraph-properties>
    </style:style>
    <style:style style:name="T37" style:parent-style-name="Hyperlink" style:family="text">
      <style:text-properties style:font-name="Arial" style:font-name-complex="Arial"/>
    </style:style>
    <style:style style:name="T38" style:parent-style-name="Hyperlink" style:family="text">
      <style:text-properties style:font-name="Arial" style:font-name-complex="Arial"/>
    </style:style>
    <style:style style:name="P39" style:parent-style-name="Verzeichnis3" style:family="paragraph">
      <style:paragraph-properties>
        <style:tab-stops>
          <style:tab-stop style:type="left" style:position="0.6111in"/>
          <style:tab-stop style:type="right" style:leader-style="dotted" style:leader-text="." style:position="5.9875in"/>
        </style:tab-stops>
      </style:paragraph-properties>
    </style:style>
    <style:style style:name="T40" style:parent-style-name="Hyperlink" style:family="text">
      <style:text-properties style:font-name="Arial" style:font-name-complex="Arial"/>
    </style:style>
    <style:style style:name="T41" style:parent-style-name="Hyperlink" style:family="text">
      <style:text-properties style:font-name="Arial" style:font-name-complex="Arial"/>
    </style:style>
    <style:style style:name="P42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3" style:parent-style-name="Hyperlink" style:family="text">
      <style:text-properties style:font-name="Arial" style:font-name-complex="Arial"/>
    </style:style>
    <style:style style:name="T44" style:parent-style-name="Hyperlink" style:family="text">
      <style:text-properties style:font-name="Arial" style:font-name-complex="Arial"/>
    </style:style>
    <style:style style:name="P45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6" style:parent-style-name="Hyperlink" style:family="text">
      <style:text-properties style:font-name="Arial" style:font-name-complex="Arial"/>
    </style:style>
    <style:style style:name="T47" style:parent-style-name="Hyperlink" style:family="text">
      <style:text-properties style:font-name="Arial" style:font-name-complex="Arial"/>
    </style:style>
    <style:style style:name="P48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9" style:parent-style-name="Hyperlink" style:family="text">
      <style:text-properties style:font-name="Arial" style:font-name-complex="Arial"/>
    </style:style>
    <style:style style:name="T50" style:parent-style-name="Hyperlink" style:family="text">
      <style:text-properties style:font-name="Arial" style:font-name-complex="Arial"/>
    </style:style>
    <style:style style:name="P51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2" style:parent-style-name="Standard" style:family="paragraph">
      <style:text-properties style:font-name="Arial" style:font-name-complex="Arial" fo:font-size="12pt" style:font-size-asian="12pt" style:font-size-complex="12pt"/>
    </style:style>
    <style:style style:name="P53" style:parent-style-name="Standard" style:family="paragraph">
      <style:text-properties style:font-name="Arial" style:font-name-complex="Arial" fo:font-size="12pt" style:font-size-asian="12pt" style:font-size-complex="12pt"/>
    </style:style>
    <style:style style:name="P54" style:parent-style-name="Standard" style:family="paragraph">
      <style:text-properties style:font-name="Arial" style:font-name-complex="Arial" fo:font-size="12pt" style:font-size-asian="12pt" style:font-size-complex="12pt"/>
    </style:style>
    <style:style style:name="P55" style:parent-style-name="Standard" style:family="paragraph">
      <style:text-properties style:font-name="Arial" style:font-name-complex="Arial" fo:font-size="12pt" style:font-size-asian="12pt" style:font-size-complex="12pt"/>
    </style:style>
    <style:style style:name="P56" style:parent-style-name="Standard" style:family="paragraph">
      <style:text-properties style:font-name="Arial" style:font-name-complex="Arial" fo:font-size="12pt" style:font-size-asian="12pt" style:font-size-complex="12pt"/>
    </style:style>
    <style:style style:name="P5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58" style:parent-style-name="Standard" style:family="paragraph">
      <style:text-properties style:font-name="Arial" style:font-name-complex="Arial" fo:font-size="12pt" style:font-size-asian="12pt" style:font-size-complex="12pt"/>
    </style:style>
    <style:style style:name="P59" style:parent-style-name="Standard" style:family="paragraph">
      <style:text-properties style:font-name="Arial" style:font-name-complex="Arial" fo:font-size="12pt" style:font-size-asian="12pt" style:font-size-complex="12pt"/>
    </style:style>
    <style:style style:name="P60" style:parent-style-name="Standard" style:family="paragraph">
      <style:text-properties style:font-name="Arial" style:font-name-complex="Arial" fo:font-size="12pt" style:font-size-asian="12pt" style:font-size-complex="12pt"/>
    </style:style>
    <style:style style:name="P61" style:parent-style-name="Standard" style:family="paragraph">
      <style:text-properties style:font-name="Arial" style:font-name-complex="Arial" fo:font-size="12pt" style:font-size-asian="12pt" style:font-size-complex="12pt"/>
    </style:style>
    <style:style style:name="P62" style:parent-style-name="Standard" style:family="paragraph">
      <style:text-properties style:font-name="Arial" style:font-name-complex="Arial" fo:font-size="12pt" style:font-size-asian="12pt" style:font-size-complex="12pt"/>
    </style:style>
    <style:style style:name="P63" style:parent-style-name="Standard" style:family="paragraph">
      <style:text-properties style:font-name="Arial" style:font-name-complex="Arial" fo:font-size="12pt" style:font-size-asian="12pt" style:font-size-complex="12pt"/>
    </style:style>
    <style:style style:name="P64" style:parent-style-name="Standard" style:family="paragraph">
      <style:text-properties style:font-name="Arial" style:font-name-complex="Arial" fo:font-size="12pt" style:font-size-asian="12pt" style:font-size-complex="12pt"/>
    </style:style>
    <style:style style:name="P65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66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67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68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69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70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71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72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73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74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75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76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77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78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79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80" style:parent-style-name="Listenabsatz" style:family="paragraph">
      <style:text-properties style:font-name="Arial" style:font-name-complex="Arial" fo:font-size="12pt" style:font-size-asian="12pt" style:font-size-complex="12pt"/>
    </style:style>
    <style:style style:name="P81" style:parent-style-name="Listenabsatz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82" style:parent-style-name="Listenabsatz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Gliederungsentwurf</text:p>
      <text:p text:style-name="P2"/>
      <text:p text:style-name="Inhaltsverzeichnisüberschrift">Inhalt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40122661" office:target-frame-name="_top" xlink:show="replace"><text:span text:style-name="T4">1.</text:span><text:tab/><text:span text:style-name="T5">Meinungsmonitoring von Einwohner mittels Sentiment Analyse</text:span><text:tab/>2</text:a></text:p>
          <text:p text:style-name="P6"><text:a xlink:href="#_Toc40122662" office:target-frame-name="_top" xlink:show="replace"><text:span text:style-name="T7">2.</text:span><text:tab/><text:span text:style-name="T8">Sozial Media als Quelle für die Analyse</text:span><text:tab/>2</text:a></text:p>
          <text:p text:style-name="P9"><text:a xlink:href="#_Toc40122663" office:target-frame-name="_top" xlink:show="replace"><text:span text:style-name="T10">3.</text:span><text:tab/><text:span text:style-name="T11">Analyse über Twitter Mining</text:span><text:tab/>2</text:a></text:p>
          <text:p text:style-name="P12"><text:a xlink:href="#_Toc40122664" office:target-frame-name="_top" xlink:show="replace"><text:span text:style-name="T13">3.1.</text:span><text:tab/><text:span text:style-name="T14">Eigenschaften von Twitter Mining</text:span><text:tab/>2</text:a></text:p>
          <text:p text:style-name="P15"><text:a xlink:href="#_Toc40122665" office:target-frame-name="_top" xlink:show="replace"><text:span text:style-name="T16">3.2.</text:span><text:tab/><text:span text:style-name="T17">Vor und Nachteilungen von Twitter Mining</text:span><text:tab/>2</text:a></text:p>
          <text:p text:style-name="P18"><text:a xlink:href="#_Toc40122666" office:target-frame-name="_top" xlink:show="replace"><text:span text:style-name="T19">4.</text:span><text:tab/><text:span text:style-name="T20">Objekt von der Forschung (Der Tesla-Werk in Berlin-Brandenburg)</text:span><text:tab/>2</text:a></text:p>
          <text:p text:style-name="P21"><text:a xlink:href="#_Toc40122667" office:target-frame-name="_top" xlink:show="replace"><text:span text:style-name="T22">5.</text:span><text:tab/><text:span text:style-name="T23">Data Vorbereitung</text:span><text:tab/>2</text:a></text:p>
          <text:p text:style-name="P24"><text:a xlink:href="#_Toc40122668" office:target-frame-name="_top" xlink:show="replace"><text:span text:style-name="T25">5.1.</text:span><text:tab/><text:span text:style-name="T26">Data Collection von Twitter</text:span><text:tab/>2</text:a></text:p>
          <text:p text:style-name="P27"><text:a xlink:href="#_Toc40122669" office:target-frame-name="_top" xlink:show="replace"><text:span text:style-name="T28">5.2.</text:span><text:tab/><text:span text:style-name="T29">Delete Hashtags, URL, Benutzername</text:span><text:tab/>2</text:a></text:p>
          <text:p text:style-name="P30"><text:a xlink:href="#_Toc40122670" office:target-frame-name="_top" xlink:show="replace"><text:span text:style-name="T31">5.3.</text:span><text:tab/><text:span text:style-name="T32">Text-Manipulation</text:span><text:tab/>2</text:a></text:p>
          <text:p text:style-name="P33"><text:a xlink:href="#_Toc40122671" office:target-frame-name="_top" xlink:show="replace"><text:span text:style-name="T34">5.3.1.</text:span><text:tab/><text:span text:style-name="T35">Cleansing Data (Fehlerkorrektur im Text)</text:span><text:tab/>2</text:a></text:p>
          <text:p text:style-name="P36"><text:a xlink:href="#_Toc40122672" office:target-frame-name="_top" xlink:show="replace"><text:span text:style-name="T37">5.3.2.</text:span><text:tab/><text:span text:style-name="T38">Stopwords Removal</text:span><text:tab/>2</text:a></text:p>
          <text:p text:style-name="P39"><text:a xlink:href="#_Toc40122673" office:target-frame-name="_top" xlink:show="replace"><text:span text:style-name="T40">5.3.3.</text:span><text:tab/><text:span text:style-name="T41">Vektors Darstellung</text:span><text:tab/>2</text:a></text:p>
          <text:p text:style-name="P42"><text:a xlink:href="#_Toc40122674" office:target-frame-name="_top" xlink:show="replace"><text:span text:style-name="T43">6.</text:span><text:tab/><text:span text:style-name="T44">Wordcloud</text:span><text:tab/>2</text:a></text:p>
          <text:p text:style-name="P45"><text:a xlink:href="#_Toc40122675" office:target-frame-name="_top" xlink:show="replace"><text:span text:style-name="T46">7.</text:span><text:tab/><text:span text:style-name="T47">Datamodellierung</text:span><text:tab/>2</text:a></text:p>
          <text:p text:style-name="P48"><text:a xlink:href="#_Toc40122676" office:target-frame-name="_top" xlink:show="replace"><text:span text:style-name="T49">8.</text:span><text:tab/><text:span text:style-name="T50">Maschine Learning Algorithmen</text:span><text:tab/>2</text:a></text:p>
        </text:index-body>
      </text:table-of-content>
      <text:p text:style-name="Standard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list text:style-name="LFO1" text:continue-numbering="true">
        <text:list-item>
          <text:p text:style-name="P65"><text:bookmark-start text:name="_Toc40122661"/>Meinungsmonitoring von Einwohner<text:s/>mittels Sentiment Analyse<text:bookmark-end text:name="_Toc40122661"/></text:p>
        </text:list-item>
        <text:list-item>
          <text:p text:style-name="P66"><text:bookmark-start text:name="_Toc40122662"/>Sozial Media als<text:s/>Quelle für die Analyse<text:bookmark-end text:name="_Toc40122662"/><text:s/></text:p>
        </text:list-item>
        <text:list-item>
          <text:p text:style-name="P67"><text:bookmark-start text:name="_Toc40122663"/>Analyse über Twitter Mining<text:bookmark-end text:name="_Toc40122663"/></text:p>
          <text:list text:continue-numbering="true">
            <text:list-item>
              <text:p text:style-name="P68"><text:bookmark-start text:name="_Toc40122664"/>Eigenschaften von Twitter Mining<text:bookmark-end text:name="_Toc40122664"/></text:p>
            </text:list-item>
            <text:list-item>
              <text:p text:style-name="P69"><text:bookmark-start text:name="_Toc40122665"/>Vor und Nachteilungen von Twitter Mining<text:bookmark-end text:name="_Toc40122665"/></text:p>
            </text:list-item>
          </text:list>
        </text:list-item>
        <text:list-item>
          <text:p text:style-name="P70"><text:bookmark-start text:name="_Toc40122666"/>Objekt von der<text:s/>Forschung (Der Tesla-Werk in Berlin-Brandenburg)<text:bookmark-end text:name="_Toc40122666"/></text:p>
        </text:list-item>
        <text:list-item>
          <text:p text:style-name="P71"><text:bookmark-start text:name="_Toc40122667"/>Data Vorbereitung<text:bookmark-end text:name="_Toc40122667"/></text:p>
          <text:list text:continue-numbering="true">
            <text:list-item>
              <text:p text:style-name="P72"><text:bookmark-start text:name="_Toc40122668"/>Data Collection von Twitter<text:bookmark-end text:name="_Toc40122668"/></text:p>
            </text:list-item>
            <text:list-item>
              <text:p text:style-name="P73"><text:bookmark-start text:name="_Toc40122669"/>Delete<text:s/>Hashtags, URL, Benutzername<text:bookmark-end text:name="_Toc40122669"/></text:p>
            </text:list-item>
            <text:list-item>
              <text:p text:style-name="P74"><text:bookmark-start text:name="_Toc40122670"/>Text-Manipulation<text:bookmark-end text:name="_Toc40122670"/></text:p>
              <text:list text:continue-numbering="true">
                <text:list-item>
                  <text:p text:style-name="P75"><text:bookmark-start text:name="_Toc40122671"/>Cleansing<text:s/>Data (Fehlerkorrektur im Text)<text:bookmark-end text:name="_Toc40122671"/></text:p>
                </text:list-item>
                <text:list-item>
                  <text:p text:style-name="P76"><text:bookmark-start text:name="_Toc40122672"/>Stopwords Removal<text:bookmark-end text:name="_Toc40122672"/></text:p>
                </text:list-item>
                <text:list-item>
                  <text:p text:style-name="P77"><text:bookmark-start text:name="_Toc40122673"/>Vektors Darstellung<text:bookmark-end text:name="_Toc40122673"/><text:s/></text:p>
                </text:list-item>
              </text:list>
            </text:list-item>
          </text:list>
        </text:list-item>
        <text:list-item>
          <text:p text:style-name="P78"><text:bookmark-start text:name="_Toc40122674"/>Wordcloud<text:bookmark-end text:name="_Toc40122674"/></text:p>
        </text:list-item>
        <text:list-item>
          <text:p text:style-name="P79"><text:bookmark-start text:name="_Toc40122675"/>Datamodellierung<text:bookmark-end text:name="_Toc40122675"/></text:p>
        </text:list-item>
        <text:list-item>
          <text:p text:style-name="P80"><text:bookmark-start text:name="_Toc40122676"/>Maschine Learning Algorithmen<text:bookmark-end text:name="_Toc40122676"/></text:p>
        </text:list-item>
      </text:list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Inhaltsverzeichnisüberschrift" style:display-name="Inhaltsverzeichnisüberschrift" style:family="paragraph" style:parent-style-name="Überschrift1" style:next-style-name="Standard">
      <style:text-properties style:language-asian="de" style:country-asian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ladimir Burlay</meta:initial-creator>
    <dc:creator>Vladimir Burlay</dc:creator>
    <meta:creation-date>2020-05-11T18:07:00Z</meta:creation-date>
    <dc:date>2020-05-11T18:52:00Z</dc:date>
    <meta:template xlink:href="Normal" xlink:type="simple"/>
    <meta:editing-cycles>1</meta:editing-cycles>
    <meta:editing-duration>PT0S</meta:editing-duration>
    <meta:document-statistic meta:page-count="2" meta:paragraph-count="4" meta:word-count="296" meta:character-count="2164" meta:row-count="15" meta:non-whitespace-character-count="1872"/>
  </office:meta>
</office:document-meta>
</file>